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雑貨屋店員
「まずは、とーっても重要なヤツを紹介します
　ねー。」</text:p>
          </table:table-cell>
          <table:table-cell table:style-name="ce0"/>
          <table:table-cell table:style-name="ce0"/>
          <table:table-cell table:style-name="ce0" office:value-type="string">
            <text:p>General Store Clerk
“First off, let me introduce you to a reeeaaally
important little guy.”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じゃじゃーん！　赤いポストちゃんー！」</text:p>
          </table:table-cell>
          <table:table-cell table:style-name="ce0"/>
          <table:table-cell table:style-name="ce0"/>
          <table:table-cell table:style-name="ce0" office:value-type="string">
            <text:p>General Store Clerk
“Ta-da—! Red Mailbox-chan—!”</text:p>
          </table:table-cell>
          <table:table-cell table:number-columns-repeated="1020"/>
        </table:table-row>
        <table:table-row>
          <table:table-cell table:style-name="ce0" office:value-type="string">
            <text:p>知っている。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That's nothing new.</text:p>
          </table:table-cell>
          <table:table-cell table:number-columns-repeated="1020"/>
        </table:table-row>
        <table:table-row>
          <table:table-cell table:style-name="ce0" office:value-type="string">
            <text:p>（もじもじ・・・そわそわ・・・・っ）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*fidget*... *rustle*....</text:p>
          </table:table-cell>
          <table:table-cell table:number-columns-repeated="1020"/>
        </table:table-row>
        <table:table-row>
          <table:table-cell table:style-name="ce0" office:value-type="string">
            <text:p>（あうぅ・・・お、おトイレ・・・行きたいよぉ・・・）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(Auu... I, I wanna... go to the bathroom...)</text:p>
          </table:table-cell>
          <table:table-cell table:number-columns-repeated="1020"/>
        </table:table-row>
        <table:table-row>
          <table:table-cell table:style-name="ce0" office:value-type="string">
            <text:p>（で、でも・・・さっき何でもないって
　言っちゃったし・・・）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(B-But... I didn't say anything just before,
and all...)</text:p>
          </table:table-cell>
          <table:table-cell table:number-columns-repeated="1020"/>
        </table:table-row>
        <table:table-row>
          <table:table-cell table:style-name="ce0" office:value-type="string">
            <text:p>（今さら言い出しにくい・・・うぅ・・・）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(It would be hard to say it now... uuh...)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えええ！？　すでにポストちゃんのことを
　ご存じなのですかー！？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eneral Store Clerk
“Eeeehh?! You're already acquainted with
Red Mailbox-chan?”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いやー、参りましたねー。　お恥ずかしい！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eneral Store Clerk
“Aaahh, I've been outdone. How embarrassing!”</text:p>
          </table:table-cell>
          <table:table-cell table:number-columns-repeated="1020"/>
        </table:table-row>
        <table:table-row>
          <table:table-cell table:style-name="ce0" office:value-type="string">
            <text:p>知らないわけがないだろう。　郵便事業には
必須だ。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There's no way I wouldn't already know. The
mailbox is an indispensable asset to the postal
service.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え？　ゆーびんじぎょー・・・？？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eneral Store Clerk
“Eh? Postal service...??”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なーんだ！　やっぱりポストちゃんのこと
　知らないじゃないですかーやだー！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eneral Store Clerk
“How about that! You really don't know Red
Mailbox-chan after all!”</text:p>
          </table:table-cell>
          <table:table-cell table:number-columns-repeated="1020"/>
        </table:table-row>
        <table:table-row>
          <table:table-cell table:style-name="ce0" office:value-type="string">
            <text:p>・・・？？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...??</text:p>
          </table:table-cell>
          <table:table-cell table:number-columns-repeated="1020"/>
        </table:table-row>
        <table:table-row>
          <table:table-cell table:style-name="ce0" office:value-type="string">
            <text:p>（おトイレ・・・おトイレ・・・っ！）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(Bathroom... bathroom...!)</text:p>
          </table:table-cell>
          <table:table-cell table:number-columns-repeated="1020"/>
        </table:table-row>
        <table:table-row>
          <table:table-cell table:style-name="ce0" office:value-type="string">
            <text:p>（もう・・・なんでこんな急にしたくなっちゃったん
　だろう・・・？）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(Geez... why do I need to go so bad all of a
sudden...?)</text:p>
          </table:table-cell>
          <table:table-cell table:number-columns-repeated="1020"/>
        </table:table-row>
        <table:table-row>
          <table:table-cell table:style-name="ce0" office:value-type="string">
            <text:p>（・・・あ！　そ、そういえば、森の中で泉の
　水をがぶ飲みしちゃったんだった！）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(...Ah! C-Come to think of it, I gulped down
bucket-loads of water from that spring in the
forest!)</text:p>
          </table:table-cell>
          <table:table-cell table:number-columns-repeated="1020"/>
        </table:table-row>
        <table:table-row>
          <table:table-cell table:style-name="ce0" office:value-type="string">
            <text:p>（や、やばい・・・アレが効いてきたっぽい・・・！）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(Th-This is bad... all that water really did a
number on me...!)</text:p>
          </table:table-cell>
          <table:table-cell table:number-columns-repeated="1020"/>
        </table:table-row>
        <table:table-row>
          <table:table-cell table:style-name="ce0" office:value-type="string">
            <text:p>郵便以外にポストの使い道があるのか？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Is there some other way of using mailboxes
that doesn't involve mail?</text:p>
          </table:table-cell>
          <table:table-cell table:number-columns-repeated="1020"/>
        </table:table-row>
        <table:table-row>
          <table:table-cell table:style-name="ce0" office:value-type="string">
            <text:p>雑貨屋店員
「逆に“ゆーびん”ってのが何なのか分かりま
　せんけど・・・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eneral Store Clerk
“Actually, I don't know what this ‘mail’ you
keep talking about even is, but...”</text:p>
          </table:table-cell>
          <table:table-cell table:number-columns-repeated="1020"/>
        </table:table-row>
        <table:table-row>
          <table:table-cell table:style-name="ce0" office:value-type="string">
            <text:p>雑貨屋店員
「赤いポストちゃんと言えば、“せえぶ”に
　決まってるじゃないですかー！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eneral Store Clerk
“When you mention Red Mailbox-chan, ‘Save’
is the first word that comes to mind—!”</text:p>
          </table:table-cell>
          <table:table-cell table:number-columns-repeated="1020"/>
        </table:table-row>
        <table:table-row>
          <table:table-cell table:style-name="ce0" office:value-type="string">
            <text:p>“せえぶ”・・・？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“Save”...?</text:p>
          </table:table-cell>
          <table:table-cell table:number-columns-repeated="1020"/>
        </table:table-row>
        <table:table-row>
          <table:table-cell table:style-name="ce0" office:value-type="string">
            <text:p>セーブのことか？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As in, saving a game?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さあ、どうでしょー？　実はわたしもよく
　分からないんですよー。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eneral Store Clerk
“Hmmm, I wonder—? To be honest, I don't
really know either—.”</text:p>
          </table:table-cell>
          <table:table-cell table:number-columns-repeated="1020"/>
        </table:table-row>
        <table:table-row>
          <table:table-cell table:style-name="ce0" office:value-type="string">
            <text:p>（何の参考にもならないな・・・）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(Not a reference to anything, I suppose...)</text:p>
          </table:table-cell>
          <table:table-cell table:number-columns-repeated="1020"/>
        </table:table-row>
        <table:table-row>
          <table:table-cell table:style-name="ce0" office:value-type="string">
            <text:p>あ・・・、もう・・・終わった？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Uh..., are you... done yet?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いえいえー！　わたしの旅知識はこれからが
　本番ですー！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eneral Store Clerk
“No way, no way—! I've got lots more where
that came from—!”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それではお二方、次はこちらですー！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eneral Store Clerk
“So, this way next, you two—!”</text:p>
          </table:table-cell>
          <table:table-cell table:number-columns-repeated="1020"/>
        </table:table-row>
        <table:table-row>
          <table:table-cell table:style-name="ce0" office:value-type="string">
            <text:p>はい・・・（そわそわ）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Okay... *rustle*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お次はこちら、行商人ちゃんですー！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eneral Store Clerk
“Next up are these lovely ladies, the two
Travelling Merchant-chans—!”</text:p>
          </table:table-cell>
          <table:table-cell table:number-columns-repeated="1020"/>
        </table:table-row>
        <table:table-row>
          <table:table-cell table:style-name="ce0" office:value-type="string">
            <text:p>何かを売り歩いているのか？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Are they peddling wares?</text:p>
          </table:table-cell>
          <table:table-cell table:number-columns-repeated="1020"/>
        </table:table-row>
        <table:table-row>
          <table:table-cell table:style-name="ce0" office:value-type="string">
            <text:p>雑貨屋店員
「チリリーン！　正解ですー！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eneral Store Clerk
“Ding diiing! Correct—!”</text:p>
          </table:table-cell>
          <table:table-cell table:number-columns-repeated="1020"/>
        </table:table-row>
        <table:table-row>
          <table:table-cell table:style-name="ce0" office:value-type="string">
            <text:p>（おしっこしたい・・・おしっこ・・・おしっこ・・・っ）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(Pee... pee... I wanna pee...)</text:p>
          </table:table-cell>
          <table:table-cell table:number-columns-repeated="1020"/>
        </table:table-row>
        <table:table-row>
          <table:table-cell table:style-name="ce0" office:value-type="string">
            <text:p>（ち、力を抜いたら・・・出ちゃいそぅ・・・っ！）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(I-If I relax for even a moment... there'll be
no stopping it...!)</text:p>
          </table:table-cell>
          <table:table-cell table:number-columns-repeated="1020"/>
        </table:table-row>
        <table:table-row>
          <table:table-cell table:style-name="ce0" office:value-type="string">
            <text:p>（もじもじもじ・・・くねくねくね・・・っ）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*fidget* *fidget*... *squirm* *squirm*...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ここでお役立ち情報！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eneral Store Clerk
“Here's some useful advice for you—!”</text:p>
          </table:table-cell>
          <table:table-cell table:number-columns-repeated="1020"/>
        </table:table-row>
        <table:table-row>
          <table:table-cell table:style-name="ce0" office:value-type="string">
            <text:p>雑貨屋店員
「実は、売り子さんごとに販売するモノが違って
　いまして、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eneral Store Clerk
“Actually, these girls sell completely different
things from each other:”</text:p>
          </table:table-cell>
          <table:table-cell table:number-columns-repeated="1020"/>
        </table:table-row>
        <table:table-row>
          <table:table-cell table:style-name="ce0" office:value-type="string">
            <text:p>雑貨屋店員
「青い帽子の娘ちゃんからは、飲み物系を
　買うことができますー！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eneral Store Clerk
“You can buy refreshing drinks from the one in
the blue hat—!”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そして、赤い帽子の娘ちゃんからは、便利な
　道具系を買うことができるのですー！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eneral Store Clerk
“And from the one in the red hat, you can
purchase all sorts of convenient tools—!”</text:p>
          </table:table-cell>
          <table:table-cell table:number-columns-repeated="1020"/>
        </table:table-row>
        <table:table-row>
          <table:table-cell table:style-name="ce0" office:value-type="string">
            <text:p>ほう。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Mm.</text:p>
          </table:table-cell>
          <table:table-cell table:number-columns-repeated="1020"/>
        </table:table-row>
        <table:table-row>
          <table:table-cell table:style-name="ce0" office:value-type="string">
            <text:p>（ああぁ・・・も、もうじっとしてられない・・・っ！）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(Aaaah... I, I can't stand still any longer...!)</text:p>
          </table:table-cell>
          <table:table-cell table:number-columns-repeated="1020"/>
        </table:table-row>
        <table:table-row>
          <table:table-cell table:style-name="ce0" office:value-type="string">
            <text:p>（くねくね、すりすり・・・もじもじもじっ）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*wriggle* *rub*... *fidget* *fidget* *fidget*</text:p>
          </table:table-cell>
          <table:table-cell table:number-columns-repeated="1020"/>
        </table:table-row>
        <table:table-row>
          <table:table-cell table:style-name="ce0" office:value-type="string">
            <text:p>（おしっこ・・・おトイレ・・・おしっこしたい、もう、
　我慢できないよぉ・・・っ！）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(Pee... toilet... I wanna pee, I can't bear it
anymore...!)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あのー、お連れの方、大丈夫です？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eneral Store Clerk
“Excuse me—, is your friend feeling okay?”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なんか具合悪そうですけど・・・？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eneral Store Clerk
“She's looking a little rough...?”</text:p>
          </table:table-cell>
          <table:table-cell table:number-columns-repeated="1020"/>
        </table:table-row>
        <table:table-row>
          <table:table-cell table:style-name="ce0" office:value-type="string">
            <text:p>あう、・・・あ、その、あの・・・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Au... ah, um, I...</text:p>
          </table:table-cell>
          <table:table-cell table:number-columns-repeated="1020"/>
        </table:table-row>
        <table:table-row>
          <table:table-cell table:style-name="ce0" office:value-type="string">
            <text:p>太ももをこすり合わせているところを見ると・・・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From the way you're rubbing your thighs
together...</text:p>
          </table:table-cell>
          <table:table-cell table:number-columns-repeated="1020"/>
        </table:table-row>
        <table:table-row>
          <table:table-cell table:style-name="ce0" office:value-type="string">
            <text:p>トイレに行きたいんじゃないのか？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Do you need to go to the toilet?</text:p>
          </table:table-cell>
          <table:table-cell table:number-columns-repeated="1020"/>
        </table:table-row>
        <table:table-row>
          <table:table-cell table:style-name="ce0" office:value-type="string">
            <text:p>え、ええと、あの・・・ええっと・・・っ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U-Umm, uhh... ummmm...</text:p>
          </table:table-cell>
          <table:table-cell table:number-columns-repeated="1020"/>
        </table:table-row>
        <table:table-row>
          <table:table-cell table:style-name="ce0" office:value-type="string">
            <text:p>（うわぁぁ・・・ど、どうしよう！？）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(Uwaah... wh-what do I say?!)</text:p>
          </table:table-cell>
          <table:table-cell table:number-columns-repeated="1020"/>
        </table:table-row>
        <table:table-row>
          <table:table-cell table:style-name="ce0" office:value-type="string">
            <text:p>ごまかす</text:p>
          </table:table-cell>
          <table:table-cell table:style-name="ce0"/>
          <table:table-cell table:style-name="ce0" office:value-type="string">
            <text:p>System
</text:p>
          </table:table-cell>
          <table:table-cell table:style-name="ce0" office:value-type="string">
            <text:p>Make an excuse</text:p>
          </table:table-cell>
          <table:table-cell table:number-columns-repeated="1020"/>
        </table:table-row>
        <table:table-row>
          <table:table-cell table:style-name="ce0" office:value-type="string">
            <text:p>正直に言う</text:p>
          </table:table-cell>
          <table:table-cell table:style-name="ce0"/>
          <table:table-cell table:style-name="ce0" office:value-type="string">
            <text:p>System
</text:p>
          </table:table-cell>
          <table:table-cell table:style-name="ce0" office:value-type="string">
            <text:p>Tell it straight</text:p>
          </table:table-cell>
          <table:table-cell table:number-columns-repeated="1020"/>
        </table:table-row>
        <table:table-row>
          <table:table-cell table:style-name="ce0" office:value-type="string">
            <text:p>そ、その・・・太ももを蚊に刺されちゃった
みたいで！！</text:p>
          </table:table-cell>
          <table:table-cell table:style-name="ce0" office:value-type="string">
            <text:p>Choice #1</text:p>
          </table:table-cell>
          <table:table-cell table:style-name="ce0" office:value-type="string">
            <text:p>Hamu
</text:p>
          </table:table-cell>
          <table:table-cell table:style-name="ce0" office:value-type="string">
            <text:p>I, I... that's right! I was totally bitten in the
leg by a mosquito!!</text:p>
          </table:table-cell>
          <table:table-cell table:number-columns-repeated="1020"/>
        </table:table-row>
        <table:table-row>
          <table:table-cell table:style-name="ce0" office:value-type="string">
            <text:p>あぁ～・・かゆいなぁっ！！（もじもじもじ・・・）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Aah～... it's so itchy!! *fidget* *fidget*...</text:p>
          </table:table-cell>
          <table:table-cell table:number-columns-repeated="1020"/>
        </table:table-row>
        <table:table-row>
          <table:table-cell table:style-name="ce0" office:value-type="string">
            <text:p>店員、虫刺されの薬はあるか？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You, general store lady. Do you have anything
for insect bites?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あああー！　ごめんなさいーーー！！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eneral Store Clerk
“Aaaah—! I'm so sorry———!!”</text:p>
          </table:table-cell>
          <table:table-cell table:number-columns-repeated="1020"/>
        </table:table-row>
        <table:table-row>
          <table:table-cell table:style-name="ce0" office:value-type="string">
            <text:p>雑貨屋店員
「昨日わたしが全部使っちゃいましたー☆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eneral Store Clerk
“I'm afraid I used it all up yesterday—☆”</text:p>
          </table:table-cell>
          <table:table-cell table:number-columns-repeated="1020"/>
        </table:table-row>
        <table:table-row>
          <table:table-cell table:style-name="ce0" office:value-type="string">
            <text:p>（商品を売る気あるのか・・・）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(She's not much of a store clerk...)</text:p>
          </table:table-cell>
          <table:table-cell table:number-columns-repeated="1020"/>
        </table:table-row>
        <table:table-row>
          <table:table-cell table:style-name="ce0" office:value-type="string">
            <text:p>だ、大丈夫だよ！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I'm f-fine!</text:p>
          </table:table-cell>
          <table:table-cell table:number-columns-repeated="1020"/>
        </table:table-row>
        <table:table-row>
          <table:table-cell table:style-name="ce0" office:value-type="string">
            <text:p>・・・が、がまん・・・できるから・・・っ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...I, I can bear it... I can...</text:p>
          </table:table-cell>
          <table:table-cell table:number-columns-repeated="1020"/>
        </table:table-row>
        <table:table-row>
          <table:table-cell table:style-name="ce0" office:value-type="string">
            <text:p>ほら、次行こ！　次！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Come on, let's go! Next!</text:p>
          </table:table-cell>
          <table:table-cell table:number-columns-repeated="1020"/>
        </table:table-row>
        <table:table-row>
          <table:table-cell table:style-name="ce0" office:value-type="string">
            <text:p>あ、あのね・・・</text:p>
          </table:table-cell>
          <table:table-cell table:style-name="ce0" office:value-type="string">
            <text:p>Choice #2</text:p>
          </table:table-cell>
          <table:table-cell table:style-name="ce0" office:value-type="string">
            <text:p>Hamu
</text:p>
          </table:table-cell>
          <table:table-cell table:style-name="ce0" office:value-type="string">
            <text:p>H-Hey, so...</text:p>
          </table:table-cell>
          <table:table-cell table:number-columns-repeated="1020"/>
        </table:table-row>
        <table:table-row>
          <table:table-cell table:style-name="ce0" office:value-type="string">
            <text:p>実は、その・・・森を抜ける時から、ずっと・・・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Actually, um... ever since we got out of the
forest...</text:p>
          </table:table-cell>
          <table:table-cell table:number-columns-repeated="1020"/>
        </table:table-row>
        <table:table-row>
          <table:table-cell table:style-name="ce0" office:value-type="string">
            <text:p>ずっと我慢してて・・・っ////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I've been holding it in... ////</text:p>
          </table:table-cell>
          <table:table-cell table:number-columns-repeated="1020"/>
        </table:table-row>
        <table:table-row>
          <table:table-cell table:style-name="ce0" office:value-type="string">
            <text:p>それならそうと言えばいい。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You should have said so.</text:p>
          </table:table-cell>
          <table:table-cell table:number-columns-repeated="1020"/>
        </table:table-row>
        <table:table-row>
          <table:table-cell table:style-name="ce0" office:value-type="string">
            <text:p>待っているから、早く行ってこい。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I'll be waiting, so go quickly.</text:p>
          </table:table-cell>
          <table:table-cell table:number-columns-repeated="1020"/>
        </table:table-row>
        <table:table-row>
          <table:table-cell table:style-name="ce0" office:value-type="string">
            <text:p>・・・う、うんっ</text:p>
          </table:table-cell>
          <table:table-cell table:style-name="ce0" office:value-type="string">
            <text:p>Next: M610L12</text:p>
          </table:table-cell>
          <table:table-cell table:style-name="ce0" office:value-type="string">
            <text:p>
</text:p>
          </table:table-cell>
          <table:table-cell table:style-name="ce0" office:value-type="string">
            <text:p>...Y-Yeah.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では、こちらをご覧くださいー！」</text:p>
          </table:table-cell>
          <table:table-cell table:style-name="ce0" office:value-type="string">
            <text:p>Choice #1 cont.</text:p>
          </table:table-cell>
          <table:table-cell table:style-name="ce0" office:value-type="string">
            <text:p>
</text:p>
          </table:table-cell>
          <table:table-cell table:style-name="ce0" office:value-type="string">
            <text:p>General Store Clerk
“Now then, please take a look over here—!”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じゃーん！　その名も、「きれいな水」です！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eneral Store Clerk
“Ta-da! This is called ‘Fresh Water!’”</text:p>
          </table:table-cell>
          <table:table-cell table:number-columns-repeated="1020"/>
        </table:table-row>
        <table:table-row>
          <table:table-cell table:style-name="ce0" office:value-type="string">
            <text:p>そのようだな。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It seems like it.</text:p>
          </table:table-cell>
          <table:table-cell table:number-columns-repeated="1020"/>
        </table:table-row>
        <table:table-row>
          <table:table-cell table:style-name="ce0" office:value-type="string">
            <text:p>（がまん・・・が、がまん・・・っ！）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(Hold it... h-hold it...!)</text:p>
          </table:table-cell>
          <table:table-cell table:number-columns-repeated="1020"/>
        </table:table-row>
        <table:table-row>
          <table:table-cell table:style-name="ce0" office:value-type="string">
            <text:p>（したいけど・・・がまん・・・っ！　がまん
　しなくちゃ・・・！！）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(I gotta go, but... hold it in...! I have
to hold it...!!)</text:p>
          </table:table-cell>
          <table:table-cell table:number-columns-repeated="1020"/>
        </table:table-row>
        <table:table-row>
          <table:table-cell table:style-name="ce0" office:value-type="string">
            <text:p>この泉が、旅の役に立つのか？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Is this spring of much use to a traveller?</text:p>
          </table:table-cell>
          <table:table-cell table:number-columns-repeated="1020"/>
        </table:table-row>
        <table:table-row>
          <table:table-cell table:style-name="ce0" office:value-type="string">
            <text:p>雑貨屋店員
「もっちろーんです！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eneral Store Clerk
“But of cour—se!”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きれいな水は、ダテにきれいな水では
　ありませんー！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eneral Store Clerk
“This fresh water isn't just any old fresh
water—!”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なんてったって、飲めちゃいますから！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eneral Store Clerk
“Why, you ask? Because you can drink it!”</text:p>
          </table:table-cell>
          <table:table-cell table:number-columns-repeated="1020"/>
        </table:table-row>
        <table:table-row>
          <table:table-cell table:style-name="ce0" office:value-type="string">
            <text:p>大丈夫なのか・・・？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Is that really okay...?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おっとー、　お兄さん疑り深いですねー。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eneral Store Clerk
“Oh dear—, the gentleman is full of doubts,
isn't he—.”</text:p>
          </table:table-cell>
          <table:table-cell table:number-columns-repeated="1020"/>
        </table:table-row>
        <table:table-row>
          <table:table-cell table:style-name="ce0" office:value-type="string">
            <text:p>雑貨屋店員
「旅をするのに、飲料水は必須！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eneral Store Clerk
“When travelling, drinking water is absolutely
crucial!”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そんな貴重なお水ちゃんを、無限に好きなだけ
　入手できてしまう！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eneral Store Clerk
“You can take as much of that precious
Water-chan as you want, no limits!”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それがここ！　給水ポイントなのですー！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eneral Store Clerk
“And this is water supply is exactly the place
to do it—!”</text:p>
          </table:table-cell>
          <table:table-cell table:number-columns-repeated="1020"/>
        </table:table-row>
        <table:table-row>
          <table:table-cell table:style-name="ce0" office:value-type="string">
            <text:p>（はうぅ・・・！　み、水の話は・・・やばい・・・っ）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(Hauu...! All this talk of w-water...
this is bad...)</text:p>
          </table:table-cell>
          <table:table-cell table:number-columns-repeated="1020"/>
        </table:table-row>
        <table:table-row>
          <table:table-cell table:style-name="ce0" office:value-type="string">
            <text:p>雑貨屋店員
「想像してみてください！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eneral Store Clerk
“Please, imagine!”</text:p>
          </table:table-cell>
          <table:table-cell table:number-columns-repeated="1020"/>
        </table:table-row>
        <table:table-row>
          <table:table-cell table:style-name="ce0" office:value-type="string">
            <text:p>雑貨屋店員
「澄んだきれいな天然水が、乾いてほてった
　のどを冷たくうるおしてくれますよー！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eneral Store Clerk
“The clear, all-natural fresh water moistening
and cooling down your parched, burning
throat—!”</text:p>
          </table:table-cell>
          <table:table-cell table:number-columns-repeated="1020"/>
        </table:table-row>
        <table:table-row>
          <table:table-cell table:style-name="ce0" office:value-type="string">
            <text:p>雑貨屋店員
「ポイントを見つけたら、遠慮せずゴクゴク
　いっちゃってくださいー！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eneral Store Clerk
“Whenever you find a supply like this, simply
gulp down as much as you can! No holding
back—!”</text:p>
          </table:table-cell>
          <table:table-cell table:number-columns-repeated="1020"/>
        </table:table-row>
        <table:table-row>
          <table:table-cell table:style-name="ce0" office:value-type="string">
            <text:p>（ゴ・・・ゴクゴク・・・！？　はうううぅぅっ！！）
（ぷるるるるっ）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(G... gulp down...?! Hauuuuuuu!!)
*shiver* *shake*</text:p>
          </table:table-cell>
          <table:table-cell table:number-columns-repeated="1020"/>
        </table:table-row>
        <table:table-row>
          <table:table-cell table:style-name="ce0" office:value-type="string">
            <text:p>（そんなの・・・想像したら・・・も、もぅ・・・わたし
　・・・っ！！）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(If I... imagine that, then... no, I, I can't...
no more...!!)</text:p>
          </table:table-cell>
          <table:table-cell table:number-columns-repeated="1020"/>
        </table:table-row>
        <table:table-row>
          <table:table-cell table:style-name="ce0" office:value-type="string">
            <text:p>自販機が見つからない時などは、検討させて
もらおう。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We'll look into it, whenever we can't find a
vending machine or anything.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あ！　ちなみにですねー。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eneral Store Clerk
“Ah! By the way—.”</text:p>
          </table:table-cell>
          <table:table-cell table:number-columns-repeated="1020"/>
        </table:table-row>
        <table:table-row>
          <table:table-cell table:style-name="ce0" office:value-type="string">
            <text:p>雑貨屋店員
「われわれ雑貨屋さんや行商人さんは、
　特に純度の高い天然水を選りすぐった、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eneral Store Clerk
“We store clerks and merchants sell carefully
hand-picked natural water of an extra-high
purity,”</text:p>
          </table:table-cell>
          <table:table-cell table:number-columns-repeated="1020"/>
        </table:table-row>
        <table:table-row>
          <table:table-cell table:style-name="ce0" office:value-type="string">
            <text:p>雑貨屋店員
「“うまい水”を販売していますので、ぜひ
　一度お試しくださいねー！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eneral Store Clerk
“that we call “Tasty Water”. Please be sure
to give it a try—!”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それはもう、体中が最高の水分で満たされる
　ような、グレイトなお水ちゃんですから！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eneral Store Clerk
“This lovely Water-chan will fill your entire
body with delicious, high-grade fluid!”</text:p>
          </table:table-cell>
          <table:table-cell table:number-columns-repeated="1020"/>
        </table:table-row>
        <table:table-row>
          <table:table-cell table:style-name="ce0" office:value-type="string">
            <text:p>（体中が・・・す、水分で・・・っ！！　くぅあっ！）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(Entire body... f-fluid...!! Kuwah!)</text:p>
          </table:table-cell>
          <table:table-cell table:number-columns-repeated="1020"/>
        </table:table-row>
        <table:table-row>
          <table:table-cell table:style-name="ce0" office:value-type="string">
            <text:p>（ぶるるるっ！　くねくねくねっ！　もじもじっ！）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*shiver*! *squirm*! *fidget*!</text:p>
          </table:table-cell>
          <table:table-cell table:number-columns-repeated="1020"/>
        </table:table-row>
        <table:table-row>
          <table:table-cell table:style-name="ce0" office:value-type="string">
            <text:p>（たんたんたん！　すりすりっ！　きゅううぅっ！）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*drip*! *rub*! *squeeze*!</text:p>
          </table:table-cell>
          <table:table-cell table:number-columns-repeated="1020"/>
        </table:table-row>
        <table:table-row>
          <table:table-cell table:style-name="ce0" office:value-type="string">
            <text:p>はむこ、ずいぶん太ももがかゆそうだが、
大丈夫なのか？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Hamuko, your thighs must be really itchy. Will
you be fine?</text:p>
          </table:table-cell>
          <table:table-cell table:number-columns-repeated="1020"/>
        </table:table-row>
        <table:table-row>
          <table:table-cell table:style-name="ce0" office:value-type="string">
            <text:p>蚊ではなくて、もっと危険な虫だったのかも
しれない。　一度病院に・・・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It could have been an insect more dangerous
than a mosquito. Maybe we should find a
hospital...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そうだ！　とりあえず応急処置として、お水で
　冷やしましょう！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eneral Store Clerk
“I know! As an emergency treatment, let's cool
it down with some water!”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ほい！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eneral Store Clerk
“Woo!”</text:p>
          </table:table-cell>
          <table:table-cell table:number-columns-repeated="1020"/>
        </table:table-row>
        <table:table-row>
          <table:table-cell table:style-name="ce0" office:value-type="string">
            <text:p>ぴちょん！</text:p>
          </table:table-cell>
          <table:table-cell table:style-name="ce0"/>
          <table:table-cell table:style-name="ce0" office:value-type="string">
            <text:p>Water
</text:p>
          </table:table-cell>
          <table:table-cell table:style-name="ce0" office:value-type="string">
            <text:p>*splash*!</text:p>
          </table:table-cell>
          <table:table-cell table:number-columns-repeated="1020"/>
        </table:table-row>
        <table:table-row>
          <table:table-cell table:style-name="ce0" office:value-type="string">
            <text:p>はあううぅぅっ！！！？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Haaauuuu?!!!</text:p>
          </table:table-cell>
          <table:table-cell table:number-columns-repeated="1020"/>
        </table:table-row>
        <table:table-row>
          <table:table-cell table:style-name="ce0" office:value-type="string">
            <text:p>ちょろ・・・っ　じわあぁ・・・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*drip*... *pssh*...</text:p>
          </table:table-cell>
          <table:table-cell table:number-columns-repeated="1020"/>
        </table:table-row>
        <table:table-row>
          <table:table-cell table:style-name="ce0" office:value-type="string">
            <text:p>ふぁあんっ、も、も・・・もれ・・・ちゃぅっ！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Fuuaahh, I'm l-l... leaking!</text:p>
          </table:table-cell>
          <table:table-cell table:number-columns-repeated="1020"/>
        </table:table-row>
        <table:table-row>
          <table:table-cell table:style-name="ce0" office:value-type="string">
            <text:p>（ぎゅううううぅぅっ！！）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*squeeeeeeze*!!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あ・・・あれ？　やっぱりオシッコなのでは？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eneral Store Clerk
“Hm... hoh? Did you need to pee after all?”</text:p>
          </table:table-cell>
          <table:table-cell table:number-columns-repeated="1020"/>
        </table:table-row>
        <table:table-row>
          <table:table-cell table:style-name="ce0" office:value-type="string">
            <text:p>どうもそのようだな。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That would appear to be the case.</text:p>
          </table:table-cell>
          <table:table-cell table:number-columns-repeated="1020"/>
        </table:table-row>
        <table:table-row>
          <table:table-cell table:style-name="ce0" office:value-type="string">
            <text:p>ずっと我慢していたのか・・・？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Have you been enduring it all this time...?</text:p>
          </table:table-cell>
          <table:table-cell table:number-columns-repeated="1020"/>
        </table:table-row>
        <table:table-row>
          <table:table-cell table:style-name="ce0" office:value-type="string">
            <text:p>ううぅ・・・、だ、だって・・・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Uuuuh... I, I mean...</text:p>
          </table:table-cell>
          <table:table-cell table:number-columns-repeated="1020"/>
        </table:table-row>
        <table:table-row>
          <table:table-cell table:style-name="ce0" office:value-type="string">
            <text:p>は・・・恥ずかしいじゃん・・・////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It's totally em... embarrassing... ////</text:p>
          </table:table-cell>
          <table:table-cell table:number-columns-repeated="1020"/>
        </table:table-row>
        <table:table-row>
          <table:table-cell table:style-name="ce0" office:value-type="string">
            <text:p>雑貨屋店員
「トイレならわたしのお店にありますから、
　急いでくださいー！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eneral Store Clerk
“There's a toilet in my store, so please
hurry—!”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はやくしないと、おもらししちゃいますよー？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eneral Store Clerk
“You'll have an accident if you're not quick—!”</text:p>
          </table:table-cell>
          <table:table-cell table:number-columns-repeated="1020"/>
        </table:table-row>
        <table:table-row>
          <table:table-cell table:style-name="ce0" office:value-type="string">
            <text:p>レグマくん、ごめん・・・い、行ってくるっ！！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Reguma-kun, sorry... I'll be right back!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14T19:37:15+01:00</meta:creation-date>
    <dc:date>2019-12-14T19:37:1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